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UILA PECUARIA DEL PERU E.I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393713322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C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75305183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LOPEZ TAVERA, ROOG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65882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8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8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6 - Trans. Aer. Caja Vacunas</text:p>
          </table:table-cell>
          <table:table-cell table:style-name="Tableau1.A2" office:value-type="string">
            <text:p text:style-name="P14">245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24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4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QUIMTIA</text:p>
          </table:table-cell>
          <table:table-cell table:style-name="Tabla3.A2" office:value-type="string">
            <text:p text:style-name="P21">VACUNA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8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7T23:11:1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